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.AppleSystemUIFont" svg:font-family=".AppleSystemUIFont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Standard">
      <style:table-properties style:width="17.013cm" fo:margin-left="0cm" style:page-number="auto" table:align="left" fo:keep-with-next="always"/>
    </style:style>
    <style:style style:name="Table1.A" style:family="table-column">
      <style:table-column-properties style:column-width="17.013cm"/>
    </style:style>
    <style:style style:name="Table1.A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4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Header">
      <style:text-properties style:font-name="Arial"/>
    </style:style>
    <style:style style:name="P2" style:family="paragraph" style:parent-style-name="Standard">
      <style:text-properties style:font-name="Arial" fo:font-size="11pt" style:font-size-asian="11pt" style:font-size-complex="11pt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 style:master-page-name="Standard">
      <style:paragraph-properties style:page-number="auto"/>
      <style:text-properties style:font-name="Arial" fo:font-size="11pt" style:font-size-asian="11pt" style:font-size-complex="11pt"/>
    </style:style>
    <style:style style:name="P5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 style:list-style-name="L1">
      <style:text-properties style:font-name="Arial" fo:font-size="11pt" style:font-size-asian="11pt" style:font-size-complex="11pt"/>
    </style:style>
    <style:style style:name="P8" style:family="paragraph" style:parent-style-name="Standard" style:list-style-name="L2">
      <style:text-properties style:font-name="Arial" fo:font-size="11pt" style:font-size-asian="11pt" style:font-size-complex="11pt"/>
    </style:style>
    <style:style style:name="P9" style:family="paragraph" style:parent-style-name="Standard" style:list-style-name="L3">
      <style:text-properties style:font-name="Arial" fo:font-size="11pt" style:font-size-asian="11pt" style:font-size-complex="11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/>
    </style:style>
    <style:style style:name="T4" style:family="text">
      <style:text-properties fo:language="de" fo:country="AT"/>
    </style:style>
    <style:style style:name="T5" style:family="text">
      <style:text-properties fo:language="de" fo:country="AT" fo:font-weight="bold" style:font-weight-asian="bold"/>
    </style:style>
    <style:style style:name="T6" style:family="text">
      <style:text-properties fo:language="de" fo:country="AT" fo:font-weight="bold" style:font-weight-asian="bold" style:font-weight-complex="bol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4"><text:span text:style-name="T6">Teilnehmer:</text:span><text:span text:style-name="T4"> </text:span></text:p>
            <text:list xml:id="list6928131289527723748" text:style-name="L1">
              <text:list-item>
                <text:p text:style-name="P7"><text:span text:style-name="T4">Daniel Bersenkowitsch, </text:span><text:tab/><text:tab/> </text:p>
              </text:list-item>
              <text:list-item>
                <text:p text:style-name="P7">Andreas Denkmayr, <text:span text:style-name="T5"><text:tab/><text:tab/> </text:span></text:p>
              </text:list-item>
              <text:list-item>
                <text:p text:style-name="P7">Gerald Irsiegler</text:p>
              </text:list-item>
            </text:list>
          </table:table-cell>
        </table:table-row>
        <table:table-row>
          <table:table-cell table:style-name="Table1.A2" office:value-type="string">
            <text:p text:style-name="P4"><text:span text:style-name="T2">Autor des Protokolls:</text:span> </text:p>
          </table:table-cell>
        </table:table-row>
        <table:table-row>
          <table:table-cell table:style-name="Table1.A2" office:value-type="string">
            <text:p text:style-name="P5">Dauer: 10:00 – 11:00</text:p>
          </table:table-cell>
        </table:table-row>
        <table:table-row>
          <table:table-cell table:style-name="Table1.A4" office:value-type="string">
            <text:p text:style-name="P2"><text:span text:style-name="T5">Menüpunkte</text:span><text:span text:style-name="T5">: </text:span></text:p>
            <text:list xml:id="list160488321908429638" text:style-name="L2">
              <text:list-item>
                <text:p text:style-name="P8">GUI des Projekts</text:p>
              </text:list-item>
              <text:list-item>
                <text:p text:style-name="P8">Weiter Iterationen</text:p>
              </text:list-item>
              <text:list-item>
                <text:p text:style-name="P8">Ordnung aller Protokolle</text:p>
              </text:list-item>
            </text:list>
          </table:table-cell>
        </table:table-row>
        <table:table-row>
          <table:table-cell table:style-name="Table1.A2" office:value-type="string">
            <text:p text:style-name="P3">Inhalt:</text:p>
            <text:p text:style-name="P2"/>
            <text:p text:style-name="P2">GUI wurde besprochen. Die GUI der Iteration „Übungskatalog“ soll in den Endzustand bearbeitet werden. </text:p>
            <text:p text:style-name="P2">Bis 04.12: </text:p>
            <text:p text:style-name="P2">Alle Protokolle auf Vollständigkeit überprüfen und geordnet ausdrucken, mit dem überarbeiteten Pflichtenheft, in eine Mappe ordnen.</text:p>
            <text:p text:style-name="P2">GUI: Wie macht mans am Besten? Auf was muss man achten? (Ansätze in schriftl. Diplarbeit festhalten)</text:p>
            <text:p text:style-name="P2">Essay GUI: </text:p>
            <text:p text:style-name="P2"><text:s text:c="6"/>1) <text:s/>Was sieht der User?</text:p>
            <text:list xml:id="list1311520351343642084" text:style-name="L3">
              <text:list-item>
                <text:p text:style-name="P9">Wie sieht es technisch aus?</text:p>
              </text:list-item>
              <text:list-item>
                <text:p text:style-name="P9">Wie sehen richtige Formulare aus?</text:p>
              </text:list-item>
            </text:list>
            <text:p text:style-name="P2"/>
            <text:p text:style-name="P2">++</text:p>
            <text:p text:style-name="P2">GUI vollständig implementieren inkl. Menüpunkte (Ohne Funktionalität)</text:p>
            <text:p text:style-name="P2">Nächste Iteration: Usereingabe.</text:p>
            <text:p text:style-name="P2">Systemarchitektur ist gelungen!</text:p>
            <text:p text:style-name="P2">+++</text:p>
            <text:p text:style-name="P2"/>
          </table:table-cell>
        </table:table-row>
        <table:table-row>
          <table:table-cell table:style-name="Table1.A2" office:value-type="string">
            <text:p text:style-name="P3">Bemerkungen und Kommentare: Ein gemeinsames Treffen des Teams wird erhofft, um obige Punkte untereinander zu besprechen/evaluieren.</text:p>
            <text:p text:style-name="P2"/>
          </table:table-cell>
        </table:table-row>
        <table:table-row>
          <table:table-cell table:style-name="Table1.A2" office:value-type="string">
            <text:p text:style-name="P3">Zusammenfassung: <text:s/>Nächste Iteration wurde festgelegt, bis 04.11 implementieren</text:p>
            <text:p text:style-name="P2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.AppleSystemUIFont" svg:font-family=".AppleSystemUIFont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"/>
    </style:style>
    <style:style style:name="MT1" style:family="text">
      <style:text-properties fo:font-size="18pt" fo:font-weight="bold" style:font-size-asian="18pt" style:font-weight-asian="bold" style:font-size-complex="18pt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Besprechung des aktuellen Zustands und weiter Vorgehensweise</text:span><text:tab/><text:tab/><text:span text:style-name="MT2">Protokoll vom </text:span><text:span text:style-name="MT2"><text:date style:data-style-name="N37" text:date-value="2015-11-20T18:27:42">20.11.15</text:date></text:span></text:p>
      </style:header>
      <style:footer>
        <text:p text:style-name="Footer"><text:tab/><text:tab/><text:span text:style-name="MT3"><text:page-number text:select-page="current">1</text:page-number></text:span><text:span text:style-name="MT3">/</text:span><text:span text:style-name="MT3"><text:page-count>1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7:54:30.150000000</meta:creation-date>
    <dc:date>2015-11-20T18:27:42</dc:date>
    <meta:editing-duration>P1DT46M33S</meta:editing-duration>
    <meta:editing-cycles>14</meta:editing-cycles>
    <meta:generator>OpenOffice.org/3.4.1$Unix OpenOffice.org_project/341m1$Build-9593</meta:generator>
    <meta:document-statistic meta:table-count="1" meta:image-count="0" meta:object-count="0" meta:page-count="1" meta:paragraph-count="28" meta:word-count="147" meta:character-count="1082"/>
  </office:meta>
</office:document-meta>
</file>